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5506" officeooo:paragraph-rsid="001e5506"/>
    </style:style>
    <style:style style:name="P2" style:family="paragraph" style:parent-style-name="Standard">
      <style:text-properties officeooo:rsid="001e6f4e" officeooo:paragraph-rsid="001e6f4e"/>
    </style:style>
    <style:style style:name="T1" style:family="text">
      <style:text-properties officeooo:rsid="001e6f4e"/>
    </style:style>
    <style:style style:name="T2" style:family="text">
      <style:text-properties officeooo:rsid="001e9b00"/>
    </style:style>
    <style:style style:name="T3" style:family="text">
      <style:text-properties officeooo:rsid="001eb648"/>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0-fold CV on 9 <text:span text:style-name="T2">Classification M</text:span>odels:</text:h>
      <text:p text:style-name="Standard"/>
      <text:p text:style-name="P2">Models were fitted after a Correlation Based Feature Subset Selection (CFS) was done. <text:span text:style-name="T3">Note that</text:span> the logistic regression can perform better with different features (accuracy up to 85%). <text:span text:style-name="T3">It is reasonable that parametric approaches (Logistic Regression, LDA, QDA and Naive Bayes) do not work well.</text:span></text:p>
      <text:p text:style-name="Standard"/>
      <text:p text:style-name="P1">Own identified flaky tests only:</text:p>
      <text:p text:style-name="Standard"/>
      <text:p text:style-name="Standard"><draw:frame draw:style-name="fr1" draw:name="Object1" text:anchor-type="paragraph" svg:x="0.2299in" svg:y="0.0126in" svg:width="6.2339in" svg:height="1.778in" draw:z-index="0"><draw:object xlink:href="./Object 1" xlink:type="simple" xlink:show="embed" xlink:actuate="onLoad"/><draw:image xlink:href="./ObjectReplacements/Object 1" xlink:type="simple" xlink:show="embed" xlink:actuate="onLoad"/></draw:frame></text:p>
      <text:p text:style-name="Standard"/>
      <text:p text:style-name="P1">Recorde<text:span text:style-name="T1">d</text:span> flaky tests from iDFlakies only:</text:p>
      <text:p text:style-name="P1"/>
      <text:p text:style-name="Standard"><draw:frame draw:style-name="fr1" draw:name="Object2" text:anchor-type="paragraph" svg:x="0.2252in" svg:y="0.0354in" svg:width="6.2437in" svg:height="1.778in" draw:z-index="1"><draw:object xlink:href="./Object 2" xlink:type="simple" xlink:show="embed" xlink:actuate="onLoad"/><draw:image xlink:href="./ObjectReplacements/Object 2" xlink:type="simple" xlink:show="embed" xlink:actuate="onLoad"/></draw:frame></text:p>
      <text:p text:style-name="Standard"/>
      <text:p text:style-name="P1">Own <text:span text:style-name="T1">identified</text:span> flaky tests or recorded by iDFlakies data set (union):</text:p>
      <text:p text:style-name="P1"><draw:frame draw:style-name="fr1" draw:name="Object3" text:anchor-type="paragraph" svg:x="0.2252in" svg:y="0.1654in" svg:width="6.2437in" svg:height="1.778in" draw:z-index="2"><draw:object xlink:href="./Object 3" xlink:type="simple" xlink:show="embed" xlink:actuate="onLoad"/><draw:image xlink:href="./ObjectReplacements/Object 3" xlink:type="simple" xlink:show="embed" xlink:actuate="onLoad"/></draw:frame></text:p>
      <text:p text:style-name="Standard"/>
      <text:p text:style-name="P2">The <text:span text:style-name="T3">intersection</text:span> of the data sets was not done since there are only two test cases. This means that the replication of the recorded flakiness by the iDFlakies data set is not possible (at least in my setting with 10 iterations of the whole test suites and a single core server with 1GB of RA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5T01:08:17.243298071</meta:creation-date>
    <dc:date>2020-06-15T01:26:30.012794471</dc:date>
    <meta:editing-duration>PT18M12S</meta:editing-duration>
    <meta:editing-cycles>4</meta:editing-cycles>
    <meta:generator>LibreOffice/6.0.7.3$Linux_X86_64 LibreOffice_project/00m0$Build-3</meta:generator>
    <meta:document-statistic meta:table-count="0" meta:image-count="0" meta:object-count="3" meta:page-count="1" meta:paragraph-count="6" meta:word-count="128" meta:character-count="768" meta:non-whitespace-character-count="6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6.55pt"/>
    </style:style>
    <style:style style:name="co3" style:family="table-column">
      <style:table-column-properties fo:break-before="auto" style:column-width="98.25pt"/>
    </style:style>
    <style:style style:name="co4" style:family="table-column">
      <style:table-column-properties fo:break-before="auto" style:column-width="97.5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overall_ow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table:table-cell office:value-type="string" calcext:value-type="string">
            <text:p>model</text:p>
          </table:table-cell>
          <table:table-cell office:value-type="string" calcext:value-type="string">
            <text:p>acc</text:p>
          </table:table-cell>
          <table:table-cell office:value-type="string" calcext:value-type="string">
            <text:p>prec</text:p>
          </table:table-cell>
          <table:table-cell office:value-type="string" calcext:value-type="string">
            <text:p>reca</text:p>
          </table:table-cell>
          <table:table-cell office:value-type="string" calcext:value-type="string">
            <text:p>f1</text:p>
          </table:table-cell>
        </table:table-row>
        <table:table-row table:style-name="ro1">
          <table:table-cell/>
          <table:table-cell office:value-type="string" calcext:value-type="string">
            <text:p>ctree</text:p>
          </table:table-cell>
          <table:table-cell office:value-type="float" office:value="0.912461204220981" calcext:value-type="float">
            <text:p>0.912461204220981</text:p>
          </table:table-cell>
          <table:table-cell office:value-type="float" office:value="0.915487518187015" calcext:value-type="float">
            <text:p>0.915487518187015</text:p>
          </table:table-cell>
          <table:table-cell office:value-type="float" office:value="0.908986311095405" calcext:value-type="float">
            <text:p>0.908986311095405</text:p>
          </table:table-cell>
          <table:table-cell office:value-type="float" office:value="0.912023380134223" calcext:value-type="float">
            <text:p>0.912023380134223</text:p>
          </table:table-cell>
        </table:table-row>
        <table:table-row table:style-name="ro1">
          <table:table-cell/>
          <table:table-cell office:value-type="string" calcext:value-type="string">
            <text:p>randForest</text:p>
          </table:table-cell>
          <table:table-cell office:value-type="float" office:value="0.963593265052762" calcext:value-type="float">
            <text:p>0.963593265052762</text:p>
          </table:table-cell>
          <table:table-cell office:value-type="float" office:value="0.950659470694769" calcext:value-type="float">
            <text:p>0.950659470694769</text:p>
          </table:table-cell>
          <table:table-cell office:value-type="float" office:value="0.977701739688671" calcext:value-type="float">
            <text:p>0.977701739688671</text:p>
          </table:table-cell>
          <table:table-cell office:value-type="float" office:value="0.963954803696308" calcext:value-type="float">
            <text:p>0.963954803696308</text:p>
          </table:table-cell>
        </table:table-row>
        <table:table-row table:style-name="ro1">
          <table:table-cell/>
          <table:table-cell office:value-type="string" calcext:value-type="string">
            <text:p>gbm</text:p>
          </table:table-cell>
          <table:table-cell office:value-type="float" office:value="0.802811918063315" calcext:value-type="float">
            <text:p>0.802811918063315</text:p>
          </table:table-cell>
          <table:table-cell office:value-type="float" office:value="0.757502765628565" calcext:value-type="float">
            <text:p>0.757502765628565</text:p>
          </table:table-cell>
          <table:table-cell office:value-type="float" office:value="0.889950734981117" calcext:value-type="float">
            <text:p>0.889950734981117</text:p>
          </table:table-cell>
          <table:table-cell office:value-type="float" office:value="0.818310242149595" calcext:value-type="float">
            <text:p>0.818310242149595</text:p>
          </table:table-cell>
        </table:table-row>
        <table:table-row table:style-name="ro1">
          <table:table-cell/>
          <table:table-cell office:value-type="string" calcext:value-type="string">
            <text:p>adaBoost</text:p>
          </table:table-cell>
          <table:table-cell office:value-type="float" office:value="0.942744413407821" calcext:value-type="float">
            <text:p>0.942744413407821</text:p>
          </table:table-cell>
          <table:table-cell office:value-type="float" office:value="0.931755669327411" calcext:value-type="float">
            <text:p>0.931755669327411</text:p>
          </table:table-cell>
          <table:table-cell office:value-type="float" office:value="0.955822195316473" calcext:value-type="float">
            <text:p>0.955822195316473</text:p>
          </table:table-cell>
          <table:table-cell office:value-type="float" office:value="0.943422775332107" calcext:value-type="float">
            <text:p>0.943422775332107</text:p>
          </table:table-cell>
        </table:table-row>
        <table:table-row table:style-name="ro1">
          <table:table-cell/>
          <table:table-cell office:value-type="string" calcext:value-type="string">
            <text:p>xgBoost</text:p>
          </table:table-cell>
          <table:table-cell office:value-type="float" office:value="0.965400372439479" calcext:value-type="float">
            <text:p>0.965400372439479</text:p>
          </table:table-cell>
          <table:table-cell office:value-type="float" office:value="0.951596691940133" calcext:value-type="float">
            <text:p>0.951596691940133</text:p>
          </table:table-cell>
          <table:table-cell office:value-type="float" office:value="0.980591692920368" calcext:value-type="float">
            <text:p>0.980591692920368</text:p>
          </table:table-cell>
          <table:table-cell office:value-type="float" office:value="0.965850563734405" calcext:value-type="float">
            <text:p>0.965850563734405</text:p>
          </table:table-cell>
        </table:table-row>
        <table:table-row table:style-name="ro1">
          <table:table-cell/>
          <table:table-cell office:value-type="string" calcext:value-type="string">
            <text:p>naiveBayes</text:p>
          </table:table-cell>
          <table:table-cell office:value-type="float" office:value="0.697622594661701" calcext:value-type="float">
            <text:p>0.697622594661701</text:p>
          </table:table-cell>
          <table:table-cell office:value-type="float" office:value="0.840121211688658" calcext:value-type="float">
            <text:p>0.840121211688658</text:p>
          </table:table-cell>
          <table:table-cell office:value-type="float" office:value="0.48802817028396" calcext:value-type="float">
            <text:p>0.48802817028396</text:p>
          </table:table-cell>
          <table:table-cell office:value-type="float" office:value="0.616953243545695" calcext:value-type="float">
            <text:p>0.616953243545695</text:p>
          </table:table-cell>
        </table:table-row>
        <table:table-row table:style-name="ro1">
          <table:table-cell/>
          <table:table-cell office:value-type="string" calcext:value-type="string">
            <text:p>logReg</text:p>
          </table:table-cell>
          <table:table-cell office:value-type="float" office:value="0.636453289882061" calcext:value-type="float">
            <text:p>0.636453289882061</text:p>
          </table:table-cell>
          <table:table-cell office:value-type="float" office:value="0.733738545892744" calcext:value-type="float">
            <text:p>0.733738545892744</text:p>
          </table:table-cell>
          <table:table-cell office:value-type="float" office:value="0.428613934150542" calcext:value-type="float">
            <text:p>0.428613934150542</text:p>
          </table:table-cell>
          <table:table-cell office:value-type="float" office:value="0.540805910889612" calcext:value-type="float">
            <text:p>0.540805910889612</text:p>
          </table:table-cell>
        </table:table-row>
        <table:table-row table:style-name="ro1">
          <table:table-cell/>
          <table:table-cell office:value-type="string" calcext:value-type="string">
            <text:p>LDA</text:p>
          </table:table-cell>
          <table:table-cell office:value-type="float" office:value="0.634387026691496" calcext:value-type="float">
            <text:p>0.634387026691496</text:p>
          </table:table-cell>
          <table:table-cell office:value-type="float" office:value="0.758422366586332" calcext:value-type="float">
            <text:p>0.758422366586332</text:p>
          </table:table-cell>
          <table:table-cell office:value-type="float" office:value="0.394196159837502" calcext:value-type="float">
            <text:p>0.394196159837502</text:p>
          </table:table-cell>
          <table:table-cell office:value-type="float" office:value="0.518479952112681" calcext:value-type="float">
            <text:p>0.518479952112681</text:p>
          </table:table-cell>
        </table:table-row>
        <table:table-row table:style-name="ro1">
          <table:table-cell/>
          <table:table-cell office:value-type="string" calcext:value-type="string">
            <text:p>QDA</text:p>
          </table:table-cell>
          <table:table-cell office:value-type="float" office:value="0.532365766604593" calcext:value-type="float">
            <text:p>0.532365766604593</text:p>
          </table:table-cell>
          <table:table-cell office:value-type="float" office:value="0.643820724372047" calcext:value-type="float">
            <text:p>0.643820724372047</text:p>
          </table:table-cell>
          <table:table-cell office:value-type="float" office:value="0.146137029265856" calcext:value-type="float">
            <text:p>0.146137029265856</text:p>
          </table:table-cell>
          <table:table-cell office:value-type="float" office:value="0.237685330605914" calcext:value-type="float">
            <text:p>0.23768533060591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5">00/00/0000</text:date>, <text:time style:data-style-name="N2" text:time-value="01:08:28.3002219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6.55pt"/>
    </style:style>
    <style:style style:name="co3" style:family="table-column">
      <style:table-column-properties fo:break-before="auto" style:column-width="98.2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overall_idflakies" table:style-name="ta1">
        <table:table-column table:style-name="co1" table:default-cell-style-name="Default"/>
        <table:table-column table:style-name="co2" table:default-cell-style-name="Default"/>
        <table:table-column table:style-name="co3" table:number-columns-repeated="4" table:default-cell-style-name="Default"/>
        <table:table-row table:style-name="ro1">
          <table:table-cell/>
          <table:table-cell office:value-type="string" calcext:value-type="string">
            <text:p>model</text:p>
          </table:table-cell>
          <table:table-cell office:value-type="string" calcext:value-type="string">
            <text:p>acc</text:p>
          </table:table-cell>
          <table:table-cell office:value-type="string" calcext:value-type="string">
            <text:p>prec</text:p>
          </table:table-cell>
          <table:table-cell office:value-type="string" calcext:value-type="string">
            <text:p>reca</text:p>
          </table:table-cell>
          <table:table-cell office:value-type="string" calcext:value-type="string">
            <text:p>f1</text:p>
          </table:table-cell>
        </table:table-row>
        <table:table-row table:style-name="ro1">
          <table:table-cell/>
          <table:table-cell office:value-type="string" calcext:value-type="string">
            <text:p>ctree</text:p>
          </table:table-cell>
          <table:table-cell office:value-type="float" office:value="0.914675667287399" calcext:value-type="float">
            <text:p>0.914675667287399</text:p>
          </table:table-cell>
          <table:table-cell office:value-type="float" office:value="0.925020049605696" calcext:value-type="float">
            <text:p>0.925020049605696</text:p>
          </table:table-cell>
          <table:table-cell office:value-type="float" office:value="0.903202629086355" calcext:value-type="float">
            <text:p>0.903202629086355</text:p>
          </table:table-cell>
          <table:table-cell office:value-type="float" office:value="0.913784214481047" calcext:value-type="float">
            <text:p>0.913784214481047</text:p>
          </table:table-cell>
        </table:table-row>
        <table:table-row table:style-name="ro1">
          <table:table-cell/>
          <table:table-cell office:value-type="string" calcext:value-type="string">
            <text:p>randForest</text:p>
          </table:table-cell>
          <table:table-cell office:value-type="float" office:value="0.962482929857231" calcext:value-type="float">
            <text:p>0.962482929857231</text:p>
          </table:table-cell>
          <table:table-cell office:value-type="float" office:value="0.948435831962635" calcext:value-type="float">
            <text:p>0.948435831962635</text:p>
          </table:table-cell>
          <table:table-cell office:value-type="float" office:value="0.978027985861057" calcext:value-type="float">
            <text:p>0.978027985861057</text:p>
          </table:table-cell>
          <table:table-cell office:value-type="float" office:value="0.962975657503108" calcext:value-type="float">
            <text:p>0.962975657503108</text:p>
          </table:table-cell>
        </table:table-row>
        <table:table-row table:style-name="ro1">
          <table:table-cell/>
          <table:table-cell office:value-type="string" calcext:value-type="string">
            <text:p>gbm</text:p>
          </table:table-cell>
          <table:table-cell office:value-type="float" office:value="0.802392147734327" calcext:value-type="float">
            <text:p>0.802392147734327</text:p>
          </table:table-cell>
          <table:table-cell office:value-type="float" office:value="0.7563664246296" calcext:value-type="float">
            <text:p>0.7563664246296</text:p>
          </table:table-cell>
          <table:table-cell office:value-type="float" office:value="0.892523527786812" calcext:value-type="float">
            <text:p>0.892523527786812</text:p>
          </table:table-cell>
          <table:table-cell office:value-type="float" office:value="0.818442510212297" calcext:value-type="float">
            <text:p>0.818442510212297</text:p>
          </table:table-cell>
        </table:table-row>
        <table:table-row table:style-name="ro1">
          <table:table-cell/>
          <table:table-cell office:value-type="string" calcext:value-type="string">
            <text:p>adaBoost</text:p>
          </table:table-cell>
          <table:table-cell office:value-type="float" office:value="0.943443513345748" calcext:value-type="float">
            <text:p>0.943443513345748</text:p>
          </table:table-cell>
          <table:table-cell office:value-type="float" office:value="0.927808488322791" calcext:value-type="float">
            <text:p>0.927808488322791</text:p>
          </table:table-cell>
          <table:table-cell office:value-type="float" office:value="0.961640436714159" calcext:value-type="float">
            <text:p>0.961640436714159</text:p>
          </table:table-cell>
          <table:table-cell office:value-type="float" office:value="0.944315955298992" calcext:value-type="float">
            <text:p>0.944315955298992</text:p>
          </table:table-cell>
        </table:table-row>
        <table:table-row table:style-name="ro1">
          <table:table-cell/>
          <table:table-cell office:value-type="string" calcext:value-type="string">
            <text:p>xgBoost</text:p>
          </table:table-cell>
          <table:table-cell office:value-type="float" office:value="0.961232153941651" calcext:value-type="float">
            <text:p>0.961232153941651</text:p>
          </table:table-cell>
          <table:table-cell office:value-type="float" office:value="0.947970395197155" calcext:value-type="float">
            <text:p>0.947970395197155</text:p>
          </table:table-cell>
          <table:table-cell office:value-type="float" office:value="0.975658544534968" calcext:value-type="float">
            <text:p>0.975658544534968</text:p>
          </table:table-cell>
          <table:table-cell office:value-type="float" office:value="0.961558917807216" calcext:value-type="float">
            <text:p>0.961558917807216</text:p>
          </table:table-cell>
        </table:table-row>
        <table:table-row table:style-name="ro1">
          <table:table-cell/>
          <table:table-cell office:value-type="string" calcext:value-type="string">
            <text:p>naiveBayes</text:p>
          </table:table-cell>
          <table:table-cell office:value-type="float" office:value="0.732907355679702" calcext:value-type="float">
            <text:p>0.732907355679702</text:p>
          </table:table-cell>
          <table:table-cell office:value-type="float" office:value="0.824285532482184" calcext:value-type="float">
            <text:p>0.824285532482184</text:p>
          </table:table-cell>
          <table:table-cell office:value-type="float" office:value="0.591999931124767" calcext:value-type="float">
            <text:p>0.591999931124767</text:p>
          </table:table-cell>
          <table:table-cell office:value-type="float" office:value="0.688690225344676" calcext:value-type="float">
            <text:p>0.688690225344676</text:p>
          </table:table-cell>
        </table:table-row>
        <table:table-row table:style-name="ro1">
          <table:table-cell/>
          <table:table-cell office:value-type="string" calcext:value-type="string">
            <text:p>logReg</text:p>
          </table:table-cell>
          <table:table-cell office:value-type="float" office:value="0.624943358162632" calcext:value-type="float">
            <text:p>0.624943358162632</text:p>
          </table:table-cell>
          <table:table-cell office:value-type="float" office:value="0.714451912305406" calcext:value-type="float">
            <text:p>0.714451912305406</text:p>
          </table:table-cell>
          <table:table-cell office:value-type="float" office:value="0.416814932897162" calcext:value-type="float">
            <text:p>0.416814932897162</text:p>
          </table:table-cell>
          <table:table-cell office:value-type="float" office:value="0.526011447158615" calcext:value-type="float">
            <text:p>0.526011447158615</text:p>
          </table:table-cell>
        </table:table-row>
        <table:table-row table:style-name="ro1">
          <table:table-cell/>
          <table:table-cell office:value-type="string" calcext:value-type="string">
            <text:p>LDA</text:p>
          </table:table-cell>
          <table:table-cell office:value-type="float" office:value="0.623828367473619" calcext:value-type="float">
            <text:p>0.623828367473619</text:p>
          </table:table-cell>
          <table:table-cell office:value-type="float" office:value="0.736619393886403" calcext:value-type="float">
            <text:p>0.736619393886403</text:p>
          </table:table-cell>
          <table:table-cell office:value-type="float" office:value="0.386103368092534" calcext:value-type="float">
            <text:p>0.386103368092534</text:p>
          </table:table-cell>
          <table:table-cell office:value-type="float" office:value="0.506154786536639" calcext:value-type="float">
            <text:p>0.506154786536639</text:p>
          </table:table-cell>
        </table:table-row>
        <table:table-row table:style-name="ro1">
          <table:table-cell/>
          <table:table-cell office:value-type="string" calcext:value-type="string">
            <text:p>QDA</text:p>
          </table:table-cell>
          <table:table-cell office:value-type="float" office:value="0.561409062693979" calcext:value-type="float">
            <text:p>0.561409062693979</text:p>
          </table:table-cell>
          <table:table-cell office:value-type="float" office:value="0.764990429941438" calcext:value-type="float">
            <text:p>0.764990429941438</text:p>
          </table:table-cell>
          <table:table-cell office:value-type="float" office:value="0.177170240932081" calcext:value-type="float">
            <text:p>0.177170240932081</text:p>
          </table:table-cell>
          <table:table-cell office:value-type="float" office:value="0.287319981228549" calcext:value-type="float">
            <text:p>0.28731998122854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5">00/00/0000</text:date>, <text:time style:data-style-name="N2" text:time-value="01:12:33.9842766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6.55pt"/>
    </style:style>
    <style:style style:name="co3" style:family="table-column">
      <style:table-column-properties fo:break-before="auto" style:column-width="98.2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overall_union" table:style-name="ta1">
        <table:table-column table:style-name="co1" table:default-cell-style-name="Default"/>
        <table:table-column table:style-name="co2" table:default-cell-style-name="Default"/>
        <table:table-column table:style-name="co3" table:number-columns-repeated="4" table:default-cell-style-name="Default"/>
        <table:table-row table:style-name="ro1">
          <table:table-cell/>
          <table:table-cell office:value-type="string" calcext:value-type="string">
            <text:p>model</text:p>
          </table:table-cell>
          <table:table-cell office:value-type="string" calcext:value-type="string">
            <text:p>acc</text:p>
          </table:table-cell>
          <table:table-cell office:value-type="string" calcext:value-type="string">
            <text:p>prec</text:p>
          </table:table-cell>
          <table:table-cell office:value-type="string" calcext:value-type="string">
            <text:p>reca</text:p>
          </table:table-cell>
          <table:table-cell office:value-type="string" calcext:value-type="string">
            <text:p>f1</text:p>
          </table:table-cell>
        </table:table-row>
        <table:table-row table:style-name="ro1">
          <table:table-cell/>
          <table:table-cell office:value-type="string" calcext:value-type="string">
            <text:p>ctree</text:p>
          </table:table-cell>
          <table:table-cell office:value-type="float" office:value="0.906194909993793" calcext:value-type="float">
            <text:p>0.906194909993793</text:p>
          </table:table-cell>
          <table:table-cell office:value-type="float" office:value="0.896287449669467" calcext:value-type="float">
            <text:p>0.896287449669467</text:p>
          </table:table-cell>
          <table:table-cell office:value-type="float" office:value="0.919482247232907" calcext:value-type="float">
            <text:p>0.919482247232907</text:p>
          </table:table-cell>
          <table:table-cell office:value-type="float" office:value="0.907274617433777" calcext:value-type="float">
            <text:p>0.907274617433777</text:p>
          </table:table-cell>
        </table:table-row>
        <table:table-row table:style-name="ro1">
          <table:table-cell/>
          <table:table-cell office:value-type="string" calcext:value-type="string">
            <text:p>randForest</text:p>
          </table:table-cell>
          <table:table-cell office:value-type="float" office:value="0.959280726256983" calcext:value-type="float">
            <text:p>0.959280726256983</text:p>
          </table:table-cell>
          <table:table-cell office:value-type="float" office:value="0.944092964395372" calcext:value-type="float">
            <text:p>0.944092964395372</text:p>
          </table:table-cell>
          <table:table-cell office:value-type="float" office:value="0.976625425644403" calcext:value-type="float">
            <text:p>0.976625425644403</text:p>
          </table:table-cell>
          <table:table-cell office:value-type="float" office:value="0.96002541756802" calcext:value-type="float">
            <text:p>0.96002541756802</text:p>
          </table:table-cell>
        </table:table-row>
        <table:table-row table:style-name="ro1">
          <table:table-cell/>
          <table:table-cell office:value-type="string" calcext:value-type="string">
            <text:p>gbm</text:p>
          </table:table-cell>
          <table:table-cell office:value-type="float" office:value="0.805032588454376" calcext:value-type="float">
            <text:p>0.805032588454376</text:p>
          </table:table-cell>
          <table:table-cell office:value-type="float" office:value="0.759278905776473" calcext:value-type="float">
            <text:p>0.759278905776473</text:p>
          </table:table-cell>
          <table:table-cell office:value-type="float" office:value="0.893093162497655" calcext:value-type="float">
            <text:p>0.893093162497655</text:p>
          </table:table-cell>
          <table:table-cell office:value-type="float" office:value="0.8206379113205" calcext:value-type="float">
            <text:p>0.8206379113205</text:p>
          </table:table-cell>
        </table:table-row>
        <table:table-row table:style-name="ro1">
          <table:table-cell/>
          <table:table-cell office:value-type="string" calcext:value-type="string">
            <text:p>adaBoost</text:p>
          </table:table-cell>
          <table:table-cell office:value-type="float" office:value="0.943163407821229" calcext:value-type="float">
            <text:p>0.943163407821229</text:p>
          </table:table-cell>
          <table:table-cell office:value-type="float" office:value="0.932703739514942" calcext:value-type="float">
            <text:p>0.932703739514942</text:p>
          </table:table-cell>
          <table:table-cell office:value-type="float" office:value="0.955601390764212" calcext:value-type="float">
            <text:p>0.955601390764212</text:p>
          </table:table-cell>
          <table:table-cell office:value-type="float" office:value="0.943879771182444" calcext:value-type="float">
            <text:p>0.943879771182444</text:p>
          </table:table-cell>
        </table:table-row>
        <table:table-row table:style-name="ro1">
          <table:table-cell/>
          <table:table-cell office:value-type="string" calcext:value-type="string">
            <text:p>xgBoost</text:p>
          </table:table-cell>
          <table:table-cell office:value-type="float" office:value="0.961777622594662" calcext:value-type="float">
            <text:p>0.961777622594662</text:p>
          </table:table-cell>
          <table:table-cell office:value-type="float" office:value="0.947771939112234" calcext:value-type="float">
            <text:p>0.947771939112234</text:p>
          </table:table-cell>
          <table:table-cell office:value-type="float" office:value="0.977565256902487" calcext:value-type="float">
            <text:p>0.977565256902487</text:p>
          </table:table-cell>
          <table:table-cell office:value-type="float" office:value="0.962416231764135" calcext:value-type="float">
            <text:p>0.962416231764135</text:p>
          </table:table-cell>
        </table:table-row>
        <table:table-row table:style-name="ro1">
          <table:table-cell/>
          <table:table-cell office:value-type="string" calcext:value-type="string">
            <text:p>naiveBayes</text:p>
          </table:table-cell>
          <table:table-cell office:value-type="float" office:value="0.700535381750466" calcext:value-type="float">
            <text:p>0.700535381750466</text:p>
          </table:table-cell>
          <table:table-cell office:value-type="float" office:value="0.834178870772968" calcext:value-type="float">
            <text:p>0.834178870772968</text:p>
          </table:table-cell>
          <table:table-cell office:value-type="float" office:value="0.500926607949033" calcext:value-type="float">
            <text:p>0.500926607949033</text:p>
          </table:table-cell>
          <table:table-cell office:value-type="float" office:value="0.625558631412343" calcext:value-type="float">
            <text:p>0.625558631412343</text:p>
          </table:table-cell>
        </table:table-row>
        <table:table-row table:style-name="ro1">
          <table:table-cell/>
          <table:table-cell office:value-type="string" calcext:value-type="string">
            <text:p>logReg</text:p>
          </table:table-cell>
          <table:table-cell office:value-type="float" office:value="0.631319832402235" calcext:value-type="float">
            <text:p>0.631319832402235</text:p>
          </table:table-cell>
          <table:table-cell office:value-type="float" office:value="0.727536270031593" calcext:value-type="float">
            <text:p>0.727536270031593</text:p>
          </table:table-cell>
          <table:table-cell office:value-type="float" office:value="0.420417199385706" calcext:value-type="float">
            <text:p>0.420417199385706</text:p>
          </table:table-cell>
          <table:table-cell office:value-type="float" office:value="0.532368457954317" calcext:value-type="float">
            <text:p>0.532368457954317</text:p>
          </table:table-cell>
        </table:table-row>
        <table:table-row table:style-name="ro1">
          <table:table-cell/>
          <table:table-cell office:value-type="string" calcext:value-type="string">
            <text:p>LDA</text:p>
          </table:table-cell>
          <table:table-cell office:value-type="float" office:value="0.62869025450031" calcext:value-type="float">
            <text:p>0.62869025450031</text:p>
          </table:table-cell>
          <table:table-cell office:value-type="float" office:value="0.744026240323778" calcext:value-type="float">
            <text:p>0.744026240323778</text:p>
          </table:table-cell>
          <table:table-cell office:value-type="float" office:value="0.392539676805183" calcext:value-type="float">
            <text:p>0.392539676805183</text:p>
          </table:table-cell>
          <table:table-cell office:value-type="float" office:value="0.513630319715814" calcext:value-type="float">
            <text:p>0.513630319715814</text:p>
          </table:table-cell>
        </table:table-row>
        <table:table-row table:style-name="ro1">
          <table:table-cell/>
          <table:table-cell office:value-type="string" calcext:value-type="string">
            <text:p>QDA</text:p>
          </table:table-cell>
          <table:table-cell office:value-type="float" office:value="0.535313469894475" calcext:value-type="float">
            <text:p>0.535313469894475</text:p>
          </table:table-cell>
          <table:table-cell office:value-type="float" office:value="0.650065228248132" calcext:value-type="float">
            <text:p>0.650065228248132</text:p>
          </table:table-cell>
          <table:table-cell office:value-type="float" office:value="0.152214790960374" calcext:value-type="float">
            <text:p>0.152214790960374</text:p>
          </table:table-cell>
          <table:table-cell office:value-type="float" office:value="0.246243523658026" calcext:value-type="float">
            <text:p>0.24624352365802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5">00/00/0000</text:date>, <text:time style:data-style-name="N2" text:time-value="01:14:55.1798613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